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language="fi" fo:country="FI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Heading_20_2">
      <style:text-properties fo:font-weight="bold" style:font-weight-asian="bold" style:font-weight-complex="bold"/>
    </style:style>
    <style:style style:name="P6" style:family="paragraph" style:parent-style-name="Heading_20_1">
      <style:text-properties fo:language="fi" fo:country="FI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stausdokumentti</text:h>
      <text:p text:style-name="P1"/>
      <text:p text:style-name="P1">Useimmat ohjelman keskeisimmistä metodeista on testattu JUnit-testeillä. Muutamat ominaisuudet oli kuitenkin helpompi testata käsin. Nämä testit on kuvattu tässä dokumentissa.</text:p>
      <text:p text:style-name="P1"/>
      <text:h text:style-name="Heading_20_2" text:outline-level="2">Lomakkeen testaus</text:h>
      <text:p text:style-name="Text_20_body"/>
      <text:p text:style-name="P2">Lomakkeelle voi antaa ainoastaan numeroarvoja, joissa desimaalierottimena on piste (.). Kaikille muille kentille paitsi massalle voi antaa myös negatiivisia arvoja. <text:span text:style-name="T1">Lomakkeelle yritettiin syöttää kirjaimista ja muista merkeistä koostuvia arvoja, desimaalierottimena yritettiin käyttää pilkkua ja massalle yritettiin syöttää negatiivisia arvoja.</text:span></text:p>
      <text:p text:style-name="P2"><text:span text:style-name="T1"/></text:p>
      <text:p text:style-name="P4"><text:span text:style-name="T1">Tulos: Virheellisen syötteen tapauksessa kenttä palautuu oletusarvoonsa heti kun kohdistus siitä katoaa. Testi läpäisty!</text:span></text:p>
      <text:p text:style-name="P2"><text:span text:style-name="T1"/></text:p>
      <text:p text:style-name="P2">Yritys lisätä kappale koordinaatteihin, joissa on jo kappale, tuottaa virheilmoituksen.<text:span text:style-name="T1"> Kahta kappaletta yritettiin lisätä samoihin koordinaatteihin lomakkeella. Koordinaatteja, kappaleiden nopeuksia ja massoja vaihdeltiin.</text:span></text:p>
      <text:p text:style-name="P2"><text:span text:style-name="T1"/></text:p>
      <text:p text:style-name="P4"><text:span text:style-name="T1">Tulos: Nappia “Lisää pallo” -painettaessa ohjelma antaa virheilmoitusikkunan, kun annetuissa koordinaateissa oli jo kappale, eikä lisää kappaletta simulaatioon. Testi läpäisty!</text:span></text:p>
      <text:p text:style-name="P2"><text:span text:style-name="T1"/></text:p>
      <text:p text:style-name="P2">Yritys lisätä kappale, jonka massa on nolla, tuottaa virheilmoituksen. <text:span text:style-name="T1">Useisiin eri koordinaatteihin useilla eri alkunopeuksilla yritettiin lisätä kappaleita, joiden massa on nolla.</text:span></text:p>
      <text:p text:style-name="P2"><text:span text:style-name="T1"/></text:p>
      <text:p text:style-name="P4"><text:span text:style-name="T1">Tulos: Nollamassaisen kappaleen lisäysyritys tuottaa virheilmoitusikkunan. Testi läpäisty!</text:span></text:p>
      <text:p text:style-name="P2"><text:span text:style-name="T1"/></text:p>
      <text:h text:style-name="P5" text:outline-level="2">Kappaleiden lisääminen tiedostosta</text:h>
      <text:p text:style-name="Text_20_body"><text:span text:style-name="T1"/></text:p>
      <text:p text:style-name="P2">Ohjelma tunnistaa virheelliset rivit ja lisää vain sallitut kappaleet. Virheilmoitus tulostetaan komentoriville, jos kappaleella ei ole positiivista massaa, tai annetuissa koordinaateissa on jo kappale. <text:span text:style-name="T1">Ohjelmalle annettiin komentoriviargumenttina tiedosto testikappaleet.csv, joka löytyy projektihakemistosta voimasimu. Kaikki edelläkuvatut tapaukset ovat tiedostossa edustettuina.</text:span></text:p>
      <text:p text:style-name="P2"><text:span text:style-name="T1"/></text:p>
      <text:p text:style-name="P4"><text:span text:style-name="T1">Tulos: Ohjelma erotti kaikki virhetapaukset ja lisäsi vain ne kappaleet, joilla oli sallitut ominaisuudet. Testi läpäisty.</text:span></text:p>
      <text:p text:style-name="P4"><text:span text:style-name="T1"/></text:p>
      <text:h text:style-name="P5" text:outline-level="2"><text:soft-page-break/>Simulaation käynnistäminen keskeyttäminen ja jatkaminen</text:h>
      <text:p text:style-name="Text_20_body"><text:span text:style-name="T2"/></text:p>
      <text:p text:style-name="Text_20_body"><text:span text:style-name="T2">Ohjelma käynnistyy, käynnissä oleva ohjelma keskeytyy ja keskeytetty simulaatio jatkuu alareunan hallintanapista. </text:span><text:span text:style-name="T1">Ohjelmaan ladattiin testikappaleet.csv ja hallintanappia paineltiin useita kertoja.</text:span></text:p>
      <text:p text:style-name="Text_20_body"><text:span text:style-name="T1"/></text:p>
      <text:p text:style-name="P3"><text:span text:style-name="T1">Tulos: Testi läpäist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si Tiira</meta:initial-creator>
    <meta:creation-date>2012-10-12T20:18:32</meta:creation-date>
    <dc:date>2012-10-12T23:59:52</dc:date>
    <dc:creator>Jussi Tiira</dc:creator>
    <meta:editing-duration>PT2H32M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5" meta:word-count="235" meta:character-count="2155" meta:non-whitespace-character-count="1954"/>
  </office:meta>
</office:document-meta>
</file>